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1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0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0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0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0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0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9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9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2904" calcext:value-type="float">
            <text:p>91.0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9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9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3352" calcext:value-type="float">
            <text:p>93.1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9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9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8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268" calcext:value-type="float">
            <text:p>105.2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8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476" calcext:value-type="float">
            <text:p>106.6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8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7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</text:p>
          </table:table-cell>
          <table:table-cell office:value-type="string" calcext:value-type="string">
            <text:p>197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